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14" calcext:value-type="float">
            <text:p>814</text:p>
          </table:table-cell>
          <table:table-cell table:style-name="ce7" table:formula="of:=COUNTIF([.B7:.B999];&quot;X&quot;)" office:value-type="float" office:value="692" calcext:value-type="float">
            <text:p>692</text:p>
          </table:table-cell>
          <table:table-cell table:style-name="ce7" table:formula="of:=COUNTIF([.C7:.C999];&quot;X&quot;)" office:value-type="float" office:value="15" calcext:value-type="float">
            <text:p>15</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4" calcext:value-type="float">
            <text:p>94</text:p>
          </table:table-cell>
          <table:table-cell table:style-name="ce25" table:formula="of:=SUM([.B2:.F2])" office:value-type="float" office:value="867" calcext:value-type="float">
            <text:p>86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5">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3" table:number-rows-repeated="14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5">00/00/0000</text:date>, <text:time style:data-style-name="N2" text:time-value="19:49:24.0503887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05T19:50:16.640875402</dc:date>
    <meta:editing-duration>PT22H47M51S</meta:editing-duration>
    <meta:editing-cycles>805</meta:editing-cycles>
    <meta:document-statistic meta:table-count="1" meta:cell-count="4900" meta:object-count="0"/>
  </office:meta>
</office:document-meta>
</file>